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8.25cm" svg:height="12.987cm" svg:x="0.5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e" style:family="graphic" style:parent-style-name="standard">
      <style:graphic-properties svg:stroke-width="0cm" draw:marker-start-width="0.32cm" draw:marker-end-width="0.32cm" draw:fill-color="#ffffcc" draw:shadow="hidden" draw:shadow-color="#666666" draw:shadow-opacity="25%"/>
    </style:style>
  </office:styles>
  <office:automatic-styles>
    <style:page-layout style:name="PM0">
      <style:page-layout-properties fo:margin-top="0cm" fo:margin-bottom="0cm" fo:margin-left="0cm" fo:margin-right="0cm" fo:page-width="19cm" fo:page-height="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praktikum praktikum</meta:initial-creator>
    <meta:creation-date>2008-07-24T17:13:29</meta:creation-date>
    <dc:creator>praktikum praktikum</dc:creator>
    <dc:date>2008-07-24T17:57:45</dc:date>
    <meta:editing-cycles>2</meta:editing-cycles>
    <meta:editing-duration>PT2M5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kte">
      <style:graphic-properties draw:textarea-horizontal-align="justify" draw:textarea-vertical-align="middle" draw:auto-grow-height="false"/>
    </style:style>
    <style:style style:name="gr2" style:family="graphic" style:parent-style-name="Objekte">
      <style:graphic-properties draw:textarea-horizontal-align="center" draw:textarea-vertical-align="middle"/>
    </style:style>
    <style:style style:name="gr3" style:family="graphic" style:parent-style-name="Objekte">
      <style:graphic-properties draw:textarea-horizontal-align="justify" draw:textarea-vertical-align="middle" draw:auto-grow-height="false" fo:wrap-option="no-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id="id1">
          <draw:custom-shape draw:style-name="gr1" draw:text-style-name="P2" draw:layer="layout" svg:width="7.5cm" svg:height="9cm" svg:x="0cm" svg:y="0cm">
            <text:p text:style-name="P1">smartie_sorter_t</text:p>
            <text:p text:style-name="P1"/>
            <text:p text:style-name="P1">system_mode mode</text:p>
            <text:p text:style-name="P1">system_step step</text:p>
            <text:p text:style-name="P1">colort_sensor ADJD</text:p>
            <text:p text:style-name="P1">color_sensor TMS</text:p>
            <text:p text:style-name="P1">engine catcher</text:p>
            <text:p text:style-name="P1">engine revolver</text:p>
            <text:p text:style-name="P1">lightbarrier revolver</text:p>
            <text:p text:style-name="P1">lightbarrier chatcher</text:p>
            <text:p text:style-name="P1">shaker shkr</text:p>
            <text:p text:style-name="P1">rotary_encoder rotenc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0cm" svg:y1="1.2cm" svg:x2="7.5cm" svg:y2="1.2cm">
            <text:p/>
          </draw:line>
        </draw:g>
        <draw:g draw:id="id2">
          <draw:custom-shape draw:style-name="gr1" draw:text-style-name="P2" draw:layer="layout" svg:width="9cm" svg:height="3.5cm" svg:x="11cm" svg:y="0cm">
            <text:p text:style-name="P1">enum mode</text:p>
            <text:p text:style-name="P1"/>
            <text:p text:style-name="P1">SYS_MODE_INIT</text:p>
            <text:p text:style-name="P1">SYS_MODE_RUNNING</text:p>
            <text:p text:style-name="P1">SYS_MODE_PAUSE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cm" svg:y1="1cm" svg:x2="20cm" svg:y2="1cm">
            <text:p/>
          </draw:line>
        </draw:g>
        <draw:g draw:id="id3">
          <draw:custom-shape draw:style-name="gr1" draw:text-style-name="P2" draw:layer="layout" svg:width="8cm" svg:height="3.5cm" svg:x="9.5cm" svg:y="5.5cm">
            <text:p text:style-name="P1">system_step_t</text:p>
            <text:p text:style-name="P1"/>
            <text:p text:style-name="P1">system_step_description I</text:p>
            <text:p text:style-name="P1">system_step_description II</text:p>
            <text:p text:style-name="P1">system_step_description III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9.5cm" svg:y1="6.5cm" svg:x2="17.5cm" svg:y2="6.5cm">
            <text:p/>
          </draw:line>
        </draw:g>
        <draw:g draw:id="id4">
          <draw:custom-shape draw:style-name="gr1" draw:text-style-name="P2" draw:layer="layout" svg:width="9.5cm" svg:height="3.5cm" svg:x="19.2cm" svg:y="5.5cm">
            <text:p text:style-name="P1">enum system_step_description</text:p>
            <text:p text:style-name="P1"/>
            <text:p text:style-name="P1">SYS_STEP_COMPLETED</text:p>
            <text:p text:style-name="P1">SYS_STEP_RUNNING</text:p>
            <text:p text:style-name="P1">SYS_STEP_AWAITED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9.2cm" svg:y1="6.5cm" svg:x2="28.7cm" svg:y2="6.5cm">
            <text:p/>
          </draw:line>
        </draw:g>
        <draw:g draw:id="id6">
          <draw:custom-shape draw:style-name="gr3" draw:text-style-name="P2" draw:layer="layout" svg:width="10cm" svg:height="3cm" svg:x="0cm" svg:y="18cm">
            <text:p text:style-name="P1">enum common_stat</text:p>
            <text:p text:style-name="P1"/>
            <text:p text:style-name="P1">idle, start_working, working, stop_working, finished, 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0cm" svg:y1="19cm" svg:x2="10cm" svg:y2="19cm">
            <text:p/>
          </draw:line>
        </draw:g>
        <draw:connector draw:style-name="gr4" draw:text-style-name="P3" draw:layer="layout" draw:line-skew="0.5cm -0.75cm" svg:x1="3.75cm" svg:y1="9cm" svg:x2="11cm" svg:y2="1.75cm" draw:start-shape="id1" draw:start-glue-point="2" draw:end-shape="id2" draw:end-glue-point="3" svg:d="m3750 9000v1000h4750v-8250h2500">
          <text:p/>
        </draw:connector>
        <draw:connector draw:style-name="gr4" draw:text-style-name="P3" draw:layer="layout" svg:x1="17.5cm" svg:y1="7.25cm" svg:x2="23.95cm" svg:y2="5.5cm" draw:start-shape="id3" draw:start-glue-point="1" draw:end-shape="id4" draw:end-glue-point="0" svg:d="m17500 7250h850v-2277h5600v527">
          <text:p/>
        </draw:connector>
        <draw:g draw:id="id5">
          <draw:custom-shape draw:style-name="gr1" draw:text-style-name="P2" draw:layer="layout" svg:width="7cm" svg:height="3.5cm" svg:x="0cm" svg:y="11cm">
            <text:p text:style-name="P1">color_sensor_t</text:p>
            <text:p text:style-name="P1"/>
            <text:p text:style-name="P1">common_stat status</text:p>
            <text:p text:style-name="P1">common_stat statustmp</text:p>
            <text:p text:style-name="P1">smartie_color color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0cm" svg:y1="12.067cm" svg:x2="7cm" svg:y2="12.067cm">
            <text:p/>
          </draw:line>
        </draw:g>
        <draw:connector draw:style-name="gr4" draw:text-style-name="P3" draw:layer="layout" draw:line-skew="1.236cm" svg:x1="3.5cm" svg:y1="14.5cm" svg:x2="5cm" svg:y2="18cm" draw:start-shape="id5" draw:start-glue-point="2" draw:end-shape="id6" draw:end-glue-point="0" svg:d="m3500 14500v3000h1500v500">
          <text:p/>
        </draw:connector>
        <draw:g draw:id="id9">
          <draw:custom-shape draw:style-name="gr1" draw:text-style-name="P2" draw:id="id7" draw:layer="layout" svg:width="7.5cm" svg:height="6cm" svg:x="7.5cm" svg:y="11cm">
            <text:p text:style-name="P1">engine_t</text:p>
            <text:p text:style-name="P1"/>
            <text:p text:style-name="P1">common_stat status</text:p>
            <text:p text:style-name="P1">common_stat statustmp</text:p>
            <text:p text:style-name="P1">uint16_t currentPos</text:p>
            <text:p text:style-name="P1">uint16_t targetPos</text:p>
            <text:p text:style-name="P1">uint8_t rampup_steps</text:p>
            <text:p text:style-name="P1">uint8_t rampdown_steps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7.5cm" svg:y1="12.091cm" svg:x2="15cm" svg:y2="12.091cm">
            <text:p/>
          </draw:line>
        </draw:g>
        <draw:connector draw:style-name="gr4" draw:text-style-name="P3" draw:layer="layout" svg:x1="11.25cm" svg:y1="17cm" svg:x2="5cm" svg:y2="18cm" draw:start-shape="id7" draw:start-glue-point="2" draw:end-shape="id6" draw:end-glue-point="0" svg:d="m11250 17000v500h-6250v500">
          <text:p/>
        </draw:connector>
        <draw:g draw:id="id8">
          <draw:custom-shape draw:style-name="gr1" draw:text-style-name="P2" draw:layer="layout" svg:width="7cm" svg:height="3.5cm" svg:x="15.5cm" svg:y="11cm">
            <text:p text:style-name="P1">shaker_t</text:p>
            <text:p text:style-name="P1"/>
            <text:p text:style-name="P1">common_stat status</text:p>
            <text:p text:style-name="P1">common_stat statustmp</text:p>
            <text:p text:style-name="P1">uint16_t duration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5.5cm" svg:y1="12cm" svg:x2="22.5cm" svg:y2="12cm">
            <text:p/>
          </draw:line>
        </draw:g>
        <draw:connector draw:style-name="gr4" draw:text-style-name="P3" draw:layer="layout" draw:line-skew="1.236cm" svg:x1="19cm" svg:y1="14.5cm" svg:x2="5cm" svg:y2="18cm" draw:start-shape="id8" draw:start-glue-point="2" draw:end-shape="id6" draw:end-glue-point="0" svg:d="m19000 14500v3000h-14000v500">
          <text:p/>
        </draw:connector>
        <draw:connector draw:style-name="gr4" draw:text-style-name="P3" draw:layer="layout" draw:line-skew="0.5cm" svg:x1="3.75cm" svg:y1="9cm" svg:x2="13.5cm" svg:y2="5.5cm" draw:start-shape="id1" draw:start-glue-point="2" draw:end-shape="id3" draw:end-glue-point="0" svg:d="m3750 9000v1000h4750v-5027h5000v527">
          <text:p/>
        </draw:connector>
        <draw:connector draw:style-name="gr4" draw:text-style-name="P3" draw:layer="layout" svg:x1="3.75cm" svg:y1="9cm" svg:x2="11.25cm" svg:y2="11cm" draw:start-shape="id1" draw:start-glue-point="2" draw:end-shape="id9" draw:end-glue-point="0" svg:d="m3750 9000v1000h7500v1000">
          <text:p/>
        </draw:connector>
        <draw:connector draw:style-name="gr4" draw:text-style-name="P3" draw:layer="layout" svg:x1="3.75cm" svg:y1="9cm" svg:x2="19cm" svg:y2="11cm" draw:start-shape="id1" draw:start-glue-point="2" draw:end-shape="id8" draw:end-glue-point="0" svg:d="m3750 9000v987h15250v1013">
          <text:p/>
        </draw:connector>
        <draw:connector draw:style-name="gr4" draw:text-style-name="P3" draw:layer="layout" svg:x1="3.75cm" svg:y1="9cm" svg:x2="3.5cm" svg:y2="11cm" draw:start-shape="id1" draw:start-glue-point="2" draw:end-shape="id5" draw:end-glue-point="0" svg:d="m3750 9000v987h-250v1013">
          <text:p/>
        </draw:connector>
        <draw:g draw:id="id10">
          <draw:custom-shape draw:style-name="gr1" draw:text-style-name="P2" draw:layer="layout" svg:width="6.7cm" svg:height="5cm" svg:x="23cm" svg:y="11cm">
            <text:p text:style-name="P1">rotary_encoder</text:p>
            <text:p text:style-name="P1"/>
            <text:p text:style-name="P1">uint8_t push</text:p>
            <text:p text:style-name="P1">uint8_t right</text:p>
            <text:p text:style-name="P1">uint8_t left</text:p>
            <text:p text:style-name="P1">uint8_t pushtmp</text:p>
            <text:p text:style-name="P1">uint8_t rottemp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3cm" svg:y1="12cm" svg:x2="29.7cm" svg:y2="12cm">
            <text:p/>
          </draw:line>
        </draw:g>
        <draw:connector draw:style-name="gr4" draw:text-style-name="P3" draw:layer="layout" svg:x1="3.75cm" svg:y1="9cm" svg:x2="26.35cm" svg:y2="11cm" draw:start-shape="id1" draw:start-glue-point="2" draw:end-shape="id10" svg:d="m3750 9000v1000h22600v1000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1cm" draw:marker-start-center="false" draw:marker-end-width="0.31cm" draw:marker-end-center="false" draw:fill="solid" draw:fill-color="#cc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e" style:family="graphic" style:parent-style-name="standard">
      <style:graphic-properties svg:stroke-width="0cm" draw:marker-start-width="0.32cm" draw:marker-end-width="0.32cm" draw:fill-color="#ffffcc" draw:shadow="hidden" draw:shadow-color="#666666" draw:shadow-opacity="25%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